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214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5.37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95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2.4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value-type" style:repeat-content="false" fo:border="0.74pt solid #000000"/>
      <style:paragraph-properties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s" style:country-asian="E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s" style:country-asian="ES" style:font-style-asian="normal" style:font-weight-asian="normal" style:font-name-complex="Times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s" style:country-asian="E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unto 1" table:style-name="ta1">
        <table:shapes>
          <draw:frame draw:z-index="0" draw:style-name="gr1" draw:text-style-name="P1" svg:width="16.022cm" svg:height="9.001cm" svg:x="20.565cm" svg:y="9.114cm">
            <draw:object draw:notify-on-update-of-ranges="'Punto 1'.B3:'Punto 1'.B20 'Punto 1'.C2:'Punto 1'.C2 'Punto 1'.C3:'Punto 1'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5"/>
        <table:table-column table:style-name="co5" table:default-cell-style-name="ce15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Índice de Glucosa</text:p>
          </table:table-cell>
          <table:table-cell table:style-name="ce2" office:value-type="string" calcext:value-type="string">
            <text:p>Estadía hospitalaria (días)</text:p>
          </table:table-cell>
          <table:table-cell office:value-type="string" calcext:value-type="string">
            <text:p>Y estimada</text:p>
          </table:table-cell>
          <table:table-cell table:style-name="ce16" office:value-type="string" calcext:value-type="string">
            <text:p>Desviación</text:p>
          </table:table-cell>
        </table:table-row>
        <table:table-row table:style-name="ro2">
          <table:table-cell/>
          <table:table-cell office:value-type="float" office:value="0.12" calcext:value-type="float">
            <text:p>0,12</text:p>
          </table:table-cell>
          <table:table-cell office:value-type="float" office:value="20" calcext:value-type="float">
            <text:p>20</text:p>
          </table:table-cell>
          <table:table-cell table:formula="of:=-23.14*[.B3]+21.3" office:value-type="float" office:value="18.5232" calcext:value-type="float">
            <text:p>18,5232</text:p>
          </table:table-cell>
          <table:table-cell table:formula="of:=[.C3]-[.D3]" office:value-type="float" office:value="1.4768" calcext:value-type="float">
            <text:p>1,4768</text:p>
          </table:table-cell>
        </table:table-row>
        <table:table-row table:style-name="ro2">
          <table:table-cell/>
          <table:table-cell office:value-type="float" office:value="0.16" calcext:value-type="float">
            <text:p>0,16</text:p>
          </table:table-cell>
          <table:table-cell office:value-type="float" office:value="16" calcext:value-type="float">
            <text:p>16</text:p>
          </table:table-cell>
          <table:table-cell table:formula="of:=-23.14*[.B4]+21.3" office:value-type="float" office:value="17.5976" calcext:value-type="float">
            <text:p>17,5976</text:p>
          </table:table-cell>
          <table:table-cell table:formula="of:=[.C4]-[.D4]" office:value-type="float" office:value="-1.5976" calcext:value-type="float">
            <text:p>-1,5976</text:p>
          </table:table-cell>
        </table:table-row>
        <table:table-row table:style-name="ro2">
          <table:table-cell/>
          <table:table-cell office:value-type="float" office:value="0.34" calcext:value-type="float">
            <text:p>0,34</text:p>
          </table:table-cell>
          <table:table-cell office:value-type="float" office:value="14" calcext:value-type="float">
            <text:p>14</text:p>
          </table:table-cell>
          <table:table-cell table:formula="of:=-23.14*[.B5]+21.3" office:value-type="float" office:value="13.4324" calcext:value-type="float">
            <text:p>13,4324</text:p>
          </table:table-cell>
          <table:table-cell table:formula="of:=[.C5]-[.D5]" office:value-type="float" office:value="0.567599999999999" calcext:value-type="float">
            <text:p>0,567599999999999</text:p>
          </table:table-cell>
        </table:table-row>
        <table:table-row table:style-name="ro2">
          <table:table-cell/>
          <table:table-cell office:value-type="float" office:value="0.36" calcext:value-type="float">
            <text:p>0,36</text:p>
          </table:table-cell>
          <table:table-cell office:value-type="float" office:value="12" calcext:value-type="float">
            <text:p>12</text:p>
          </table:table-cell>
          <table:table-cell table:formula="of:=-23.14*[.B6]+21.3" office:value-type="float" office:value="12.9696" calcext:value-type="float">
            <text:p>12,9696</text:p>
          </table:table-cell>
          <table:table-cell table:formula="of:=[.C6]-[.D6]" office:value-type="float" office:value="-0.969600000000002" calcext:value-type="float">
            <text:p>-0,969600000000002</text:p>
          </table:table-cell>
        </table:table-row>
        <table:table-row table:style-name="ro2">
          <table:table-cell/>
          <table:table-cell office:value-type="float" office:value="0.31" calcext:value-type="float">
            <text:p>0,31</text:p>
          </table:table-cell>
          <table:table-cell office:value-type="float" office:value="13" calcext:value-type="float">
            <text:p>13</text:p>
          </table:table-cell>
          <table:table-cell table:formula="of:=-23.14*[.B7]+21.3" office:value-type="float" office:value="14.1266" calcext:value-type="float">
            <text:p>14,1266</text:p>
          </table:table-cell>
          <table:table-cell table:formula="of:=[.C7]-[.D7]" office:value-type="float" office:value="-1.1266" calcext:value-type="float">
            <text:p>-1,1266</text:p>
          </table:table-cell>
        </table:table-row>
        <table:table-row table:style-name="ro2">
          <table:table-cell/>
          <table:table-cell office:value-type="float" office:value="0.51" calcext:value-type="float">
            <text:p>0,51</text:p>
          </table:table-cell>
          <table:table-cell office:value-type="float" office:value="13" calcext:value-type="float">
            <text:p>13</text:p>
          </table:table-cell>
          <table:table-cell table:formula="of:=-23.14*[.B8]+21.3" office:value-type="float" office:value="9.4986" calcext:value-type="float">
            <text:p>9,4986</text:p>
          </table:table-cell>
          <table:table-cell table:formula="of:=[.C8]-[.D8]" office:value-type="float" office:value="3.5014" calcext:value-type="float">
            <text:p>3,5014</text:p>
          </table:table-cell>
        </table:table-row>
        <table:table-row table:style-name="ro2">
          <table:table-cell/>
          <table:table-cell office:value-type="float" office:value="0.36" calcext:value-type="float">
            <text:p>0,36</text:p>
          </table:table-cell>
          <table:table-cell office:value-type="float" office:value="11" calcext:value-type="float">
            <text:p>11</text:p>
          </table:table-cell>
          <table:table-cell table:formula="of:=-23.14*[.B9]+21.3" office:value-type="float" office:value="12.9696" calcext:value-type="float">
            <text:p>12,9696</text:p>
          </table:table-cell>
          <table:table-cell table:formula="of:=[.C9]-[.D9]" office:value-type="float" office:value="-1.9696" calcext:value-type="float">
            <text:p>-1,9696</text:p>
          </table:table-cell>
        </table:table-row>
        <table:table-row table:style-name="ro2">
          <table:table-cell/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-23.14*[.B10]+21.3" office:value-type="float" office:value="8.3416" calcext:value-type="float">
            <text:p>8,3416</text:p>
          </table:table-cell>
          <table:table-cell table:formula="of:=[.C10]-[.D10]" office:value-type="float" office:value="-1.3416" calcext:value-type="float">
            <text:p>-1,3416</text:p>
          </table:table-cell>
        </table:table-row>
        <table:table-row table:style-name="ro2">
          <table:table-cell/>
          <table:table-cell office:value-type="float" office:value="0.46" calcext:value-type="float">
            <text:p>0,46</text:p>
          </table:table-cell>
          <table:table-cell office:value-type="float" office:value="12" calcext:value-type="float">
            <text:p>12</text:p>
          </table:table-cell>
          <table:table-cell table:formula="of:=-23.14*[.B11]+21.3" office:value-type="float" office:value="10.6556" calcext:value-type="float">
            <text:p>10,6556</text:p>
          </table:table-cell>
          <table:table-cell table:formula="of:=[.C11]-[.D11]" office:value-type="float" office:value="1.3444" calcext:value-type="float">
            <text:p>1,3444</text:p>
          </table:table-cell>
        </table:table-row>
        <table:table-row table:style-name="ro2">
          <table:table-cell/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-23.14*[.B12]+21.3" office:value-type="float" office:value="6.0276" calcext:value-type="float">
            <text:p>6,0276</text:p>
          </table:table-cell>
          <table:table-cell table:formula="of:=[.C12]-[.D12]" office:value-type="float" office:value="-0.0275999999999996" calcext:value-type="float">
            <text:p>-0,0275999999999996</text:p>
          </table:table-cell>
        </table:table-row>
        <table:table-row table:style-name="ro2">
          <table:table-cell/>
          <table:table-cell office:value-type="float" office:value="0.66" calcext:value-type="float">
            <text:p>0,66</text:p>
          </table:table-cell>
          <table:table-cell office:value-type="float" office:value="6" calcext:value-type="float">
            <text:p>6</text:p>
          </table:table-cell>
          <table:table-cell table:formula="of:=-23.14*[.B13]+21.3" office:value-type="float" office:value="6.0276" calcext:value-type="float">
            <text:p>6,0276</text:p>
          </table:table-cell>
          <table:table-cell table:formula="of:=[.C13]-[.D13]" office:value-type="float" office:value="-0.0275999999999996" calcext:value-type="float">
            <text:p>-0,0275999999999996</text:p>
          </table:table-cell>
        </table:table-row>
        <table:table-row table:style-name="ro2">
          <table:table-cell/>
          <table:table-cell office:value-type="float" office:value="0.71" calcext:value-type="float">
            <text:p>0,71</text:p>
          </table:table-cell>
          <table:table-cell office:value-type="float" office:value="6" calcext:value-type="float">
            <text:p>6</text:p>
          </table:table-cell>
          <table:table-cell table:formula="of:=-23.14*[.B14]+21.3" office:value-type="float" office:value="4.8706" calcext:value-type="float">
            <text:p>4,8706</text:p>
          </table:table-cell>
          <table:table-cell table:formula="of:=[.C14]-[.D14]" office:value-type="float" office:value="1.1294" calcext:value-type="float">
            <text:p>1,1294</text:p>
          </table:table-cell>
        </table:table-row>
        <table:table-row table:style-name="ro2">
          <table:table-cell/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-23.14*[.B15]+21.3" office:value-type="float" office:value="8.3416" calcext:value-type="float">
            <text:p>8,3416</text:p>
          </table:table-cell>
          <table:table-cell table:formula="of:=[.C15]-[.D15]" office:value-type="float" office:value="-1.3416" calcext:value-type="float">
            <text:p>-1,3416</text:p>
          </table:table-cell>
        </table:table-row>
        <table:table-row table:style-name="ro2">
          <table:table-cell/>
          <table:table-cell office:value-type="float" office:value="0.51" calcext:value-type="float">
            <text:p>0,51</text:p>
          </table:table-cell>
          <table:table-cell office:value-type="float" office:value="8" calcext:value-type="float">
            <text:p>8</text:p>
          </table:table-cell>
          <table:table-cell table:formula="of:=-23.14*[.B16]+21.3" office:value-type="float" office:value="9.4986" calcext:value-type="float">
            <text:p>9,4986</text:p>
          </table:table-cell>
          <table:table-cell table:formula="of:=[.C16]-[.D16]" office:value-type="float" office:value="-1.4986" calcext:value-type="float">
            <text:p>-1,4986</text:p>
          </table:table-cell>
        </table:table-row>
        <table:table-row table:style-name="ro2">
          <table:table-cell/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table:formula="of:=-23.14*[.B17]+21.3" office:value-type="float" office:value="12.044" calcext:value-type="float">
            <text:p>12,044</text:p>
          </table:table-cell>
          <table:table-cell table:formula="of:=[.C17]-[.D17]" office:value-type="float" office:value="1.956" calcext:value-type="float">
            <text:p>1,956</text:p>
          </table:table-cell>
        </table:table-row>
        <table:table-row table:style-name="ro2">
          <table:table-cell/>
          <table:table-cell office:value-type="float" office:value="0.56" calcext:value-type="float">
            <text:p>0,56</text:p>
          </table:table-cell>
          <table:table-cell office:value-type="float" office:value="8" calcext:value-type="float">
            <text:p>8</text:p>
          </table:table-cell>
          <table:table-cell table:formula="of:=-23.14*[.B18]+21.3" office:value-type="float" office:value="8.3416" calcext:value-type="float">
            <text:p>8,3416</text:p>
          </table:table-cell>
          <table:table-cell table:formula="of:=[.C18]-[.D18]" office:value-type="float" office:value="-0.3416" calcext:value-type="float">
            <text:p>-0,3416</text:p>
          </table:table-cell>
        </table:table-row>
        <table:table-row table:style-name="ro2">
          <table:table-cell/>
          <table:table-cell office:value-type="float" office:value="0.34" calcext:value-type="float">
            <text:p>0,34</text:p>
          </table:table-cell>
          <table:table-cell office:value-type="float" office:value="15" calcext:value-type="float">
            <text:p>15</text:p>
          </table:table-cell>
          <table:table-cell table:formula="of:=-23.14*[.B19]+21.3" office:value-type="float" office:value="13.4324" calcext:value-type="float">
            <text:p>13,4324</text:p>
          </table:table-cell>
          <table:table-cell table:formula="of:=[.C19]-[.D19]" office:value-type="float" office:value="1.5676" calcext:value-type="float">
            <text:p>1,5676</text:p>
          </table:table-cell>
        </table:table-row>
        <table:table-row table:style-name="ro2">
          <table:table-cell/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-23.14*[.B20]+21.3" office:value-type="float" office:value="8.3416" calcext:value-type="float">
            <text:p>8,3416</text:p>
          </table:table-cell>
          <table:table-cell table:formula="of:=[.C20]-[.D20]" office:value-type="float" office:value="-1.3416" calcext:value-type="float">
            <text:p>-1,3416</text:p>
          </table:table-cell>
        </table:table-row>
        <table:table-row table:style-name="ro1" table:number-rows-repeated="6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eficiente de correlación</text:p>
          </table:table-cell>
          <table:table-cell table:style-name="Default" table:formula="of:=CORREL([.B$3:.B$20];[.C$3:.C$20])" office:value-type="float" office:value="-0.927614659694587" calcext:value-type="float">
            <text:p>-0,92761465969458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Estimación</text:p>
          </table:table-cell>
          <table:covered-table-cell table:style-name="Default"/>
          <table:table-cell table:style-name="Default" table:number-columns-repeated="2"/>
        </table:table-row>
        <table:table-row table:style-name="ro1">
          <table:table-cell/>
          <table:table-cell table:style-name="ce8" office:value-type="string" calcext:value-type="string">
            <text:p>Índice de Glucosa</text:p>
          </table:table-cell>
          <table:table-cell table:style-name="ce12" office:value-type="string" calcext:value-type="string">
            <text:p>Estadía hospitalaria (días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9" office:value-type="float" office:value="0.4" calcext:value-type="float">
            <text:p>0,4</text:p>
          </table:table-cell>
          <table:table-cell table:style-name="ce13" table:formula="of:=-23.14*[.B31]+21.3" office:value-type="float" office:value="12.044" calcext:value-type="float">
            <text:p>12,044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0" office:value-type="float" office:value="0.9" calcext:value-type="float">
            <text:p>0,9</text:p>
          </table:table-cell>
          <table:table-cell table:style-name="ce14" table:formula="of:=-23.14*[.B32]+21.3" office:value-type="float" office:value="0.474" calcext:value-type="float">
            <text:p>0,474</text:p>
          </table:table-cell>
          <table:table-cell table:style-name="Default" table:number-columns-repeated="2"/>
        </table:table-row>
      </table:table>
      <table:table table:name="Punto 2" table:style-name="ta1">
        <table:shapes>
          <draw:frame draw:z-index="0" draw:style-name="gr1" draw:text-style-name="P1" svg:width="15.995cm" svg:height="9.015cm" svg:x="14.786cm" svg:y="8.862cm">
            <draw:object draw:notify-on-update-of-ranges="'Punto 2'.B2:'Punto 2'.B9 'Punto 2'.C2:'Punto 2'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5" office:value-type="string" calcext:value-type="string">
            <text:p>Volumen intra-abdominal (cc)</text:p>
          </table:table-cell>
          <table:table-cell table:style-name="ce15" office:value-type="string" calcext:value-type="string">
            <text:p>Presión intra-abdominal (mmHg)</text:p>
          </table:table-cell>
          <table:table-cell table:style-name="ce15" office:value-type="string" calcext:value-type="string">
            <text:p>Y estimada</text:p>
          </table:table-cell>
          <table:table-cell table:style-name="ce15" office:value-type="string" calcext:value-type="string">
            <text:p>Desviación</text:p>
          </table:table-cell>
        </table:table-row>
        <table:table-row table:style-name="ro3">
          <table:table-cell/>
          <table:table-cell office:value-type="float" office:value="1.3" calcext:value-type="float">
            <text:p>1,3</text:p>
          </table:table-cell>
          <table:table-cell office:value-type="float" office:value="3.8" calcext:value-type="float">
            <text:p>3,8</text:p>
          </table:table-cell>
          <table:table-cell table:style-name="ce15" table:formula="of:=2.67 * EXP(0.2*[.B2])" office:value-type="float" office:value="3.46280333139761" calcext:value-type="float">
            <text:p>3,46280333139761</text:p>
          </table:table-cell>
          <table:table-cell table:style-name="ce15" table:formula="of:=[.C2]-[.D2]" office:value-type="float" office:value="0.337196668602389" calcext:value-type="float">
            <text:p>0,337196668602389</text:p>
          </table:table-cell>
        </table:table-row>
        <table:table-row table:style-name="ro3">
          <table:table-cell/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table:style-name="ce15" table:formula="of:=2.67 * EXP(0.2*[.B3])" office:value-type="float" office:value="5.06360394774422" calcext:value-type="float">
            <text:p>5,06360394774422</text:p>
          </table:table-cell>
          <table:table-cell table:style-name="ce15" table:formula="of:=[.C3]-[.D3]" office:value-type="float" office:value="0.0363960522557791" calcext:value-type="float">
            <text:p>0,0363960522557791</text:p>
          </table:table-cell>
        </table:table-row>
        <table:table-row table:style-name="ro3">
          <table:table-cell/>
          <table:table-cell office:value-type="float" office:value="4.3" calcext:value-type="float">
            <text:p>4,3</text:p>
          </table:table-cell>
          <table:table-cell office:value-type="float" office:value="6.2" calcext:value-type="float">
            <text:p>6,2</text:p>
          </table:table-cell>
          <table:table-cell table:style-name="ce15" table:formula="of:=2.67 * EXP(0.2*[.B4])" office:value-type="float" office:value="6.30963905219447" calcext:value-type="float">
            <text:p>6,30963905219447</text:p>
          </table:table-cell>
          <table:table-cell table:style-name="ce15" table:formula="of:=[.C4]-[.D4]" office:value-type="float" office:value="-0.109639052194471" calcext:value-type="float">
            <text:p>-0,109639052194471</text:p>
          </table:table-cell>
        </table:table-row>
        <table:table-row table:style-name="ro3">
          <table:table-cell/>
          <table:table-cell office:value-type="float" office:value="5.2" calcext:value-type="float">
            <text:p>5,2</text:p>
          </table:table-cell>
          <table:table-cell office:value-type="float" office:value="7.3" calcext:value-type="float">
            <text:p>7,3</text:p>
          </table:table-cell>
          <table:table-cell table:style-name="ce15" table:formula="of:=2.67 * EXP(0.2*[.B5])" office:value-type="float" office:value="7.55400942831867" calcext:value-type="float">
            <text:p>7,55400942831867</text:p>
          </table:table-cell>
          <table:table-cell table:style-name="ce15" table:formula="of:=[.C5]-[.D5]" office:value-type="float" office:value="-0.254009428318665" calcext:value-type="float">
            <text:p>-0,254009428318665</text:p>
          </table:table-cell>
        </table:table-row>
        <table:table-row table:style-name="ro3">
          <table:table-cell/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table:style-name="ce15" table:formula="of:=2.67 * EXP(0.2*[.B6])" office:value-type="float" office:value="9.41287537126557" calcext:value-type="float">
            <text:p>9,41287537126557</text:p>
          </table:table-cell>
          <table:table-cell table:style-name="ce15" table:formula="of:=[.C6]-[.D6]" office:value-type="float" office:value="-1.21287537126557" calcext:value-type="float">
            <text:p>-1,21287537126557</text:p>
          </table:table-cell>
        </table:table-row>
        <table:table-row table:style-name="ro3">
          <table:table-cell/>
          <table:table-cell office:value-type="float" office:value="7.6" calcext:value-type="float">
            <text:p>7,6</text:p>
          </table:table-cell>
          <table:table-cell office:value-type="float" office:value="12.2" calcext:value-type="float">
            <text:p>12,2</text:p>
          </table:table-cell>
          <table:table-cell table:style-name="ce15" table:formula="of:=2.67 * EXP(0.2*[.B7])" office:value-type="float" office:value="12.2078412710296" calcext:value-type="float">
            <text:p>12,2078412710296</text:p>
          </table:table-cell>
          <table:table-cell table:style-name="ce15" table:formula="of:=[.C7]-[.D7]" office:value-type="float" office:value="-0.00784127102956411" calcext:value-type="float">
            <text:p>-0,00784127102956411</text:p>
          </table:table-cell>
        </table:table-row>
        <table:table-row table:style-name="ro3">
          <table:table-cell/>
          <table:table-cell office:value-type="float" office:value="8.9" calcext:value-type="float">
            <text:p>8,9</text:p>
          </table:table-cell>
          <table:table-cell office:value-type="float" office:value="15" calcext:value-type="float">
            <text:p>15</text:p>
          </table:table-cell>
          <table:table-cell table:style-name="ce15" table:formula="of:=2.67 * EXP(0.2*[.B8])" office:value-type="float" office:value="15.8327166376384" calcext:value-type="float">
            <text:p>15,8327166376384</text:p>
          </table:table-cell>
          <table:table-cell table:style-name="ce15" table:formula="of:=[.C8]-[.D8]" office:value-type="float" office:value="-0.832716637638363" calcext:value-type="float">
            <text:p>-0,832716637638363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6.3" calcext:value-type="float">
            <text:p>26,3</text:p>
          </table:table-cell>
          <table:table-cell table:style-name="ce15" table:formula="of:=2.67 * EXP(0.2*[.B9])" office:value-type="float" office:value="24.0967860434891" calcext:value-type="float">
            <text:p>24,0967860434891</text:p>
          </table:table-cell>
          <table:table-cell table:style-name="ce15" table:formula="of:=[.C9]-[.D9]" office:value-type="float" office:value="2.2032139565109" calcext:value-type="float">
            <text:p>2,2032139565109</text:p>
          </table:table-cell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eficiente de correlación</text:p>
          </table:table-cell>
          <table:table-cell table:style-name="Default" table:formula="of:=CORREL([.B$2:.B$9];[.C$2:.C$9])" office:value-type="float" office:value="0.925339894661356" calcext:value-type="float">
            <text:p>0,92533989466135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Estimación</text:p>
          </table:table-cell>
          <table:covered-table-cell table:style-name="ce15"/>
          <table:table-cell table:number-columns-repeated="2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table:formula="of:=2.67 * EXP(0.2*[.B18])" office:value-type="float" office:value="4.86505719704266" calcext:value-type="float">
            <text:p>4,86505719704266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table:formula="of:=2.67 * EXP(0.2*[.B19])" office:value-type="float" office:value="29.4318809363131" calcext:value-type="float">
            <text:p>29,4318809363131</text:p>
          </table:table-cell>
          <table:table-cell table:number-columns-repeated="2"/>
        </table:table-row>
      </table:table>
      <table:table table:name="Punto 3" table:style-name="ta1">
        <table:shapes>
          <draw:frame draw:z-index="0" draw:style-name="gr1" draw:text-style-name="P1" svg:width="22.142cm" svg:height="10.548cm" svg:x="13.873cm" svg:y="7.102cm">
            <draw:object draw:notify-on-update-of-ranges="'Punto 3'.B2:'Punto 3'.B12 'Punto 3'.C1:'Punto 3'.C1 'Punto 3'.C2:'Punto 3'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ce17"/>
        <table:table-column table:style-name="co11" table:default-cell-style-name="ce19"/>
        <table:table-column table:style-name="co1" table:default-cell-style-name="ce15"/>
        <table:table-column table:style-name="co2" table:default-cell-style-name="ce15"/>
        <table:table-column table:style-name="co11" table:default-cell-style-name="Default"/>
        <table:table-row table:style-name="ro1">
          <table:table-cell/>
          <table:table-cell table:style-name="ce15" office:value-type="string" calcext:value-type="string">
            <text:p>T (K)</text:p>
          </table:table-cell>
          <table:table-cell table:style-name="ce15" office:value-type="string" calcext:value-type="string">
            <text:p>Cp cal/(g K)</text:p>
          </table:table-cell>
          <table:table-cell office:value-type="string" calcext:value-type="string">
            <text:p>Y estimada</text:p>
          </table:table-cell>
          <table:table-cell office:value-type="string" calcext:value-type="string">
            <text:p>Desviación</text:p>
          </table:table-cell>
          <table:table-cell/>
        </table:table-row>
        <table:table-row table:style-name="ro3">
          <table:table-cell/>
          <table:table-cell office:value-type="float" office:value="2.73" calcext:value-type="float">
            <text:p>2,73</text:p>
          </table:table-cell>
          <table:table-cell office:value-type="float" office:value="0.86338" calcext:value-type="float">
            <text:p>0,86338</text:p>
          </table:table-cell>
          <table:table-cell table:formula="of:=-0.01*[.B2]^3 + 0.15*[.B2]^2 - 0.58*[.B2]+ 1.5" office:value-type="float" office:value="0.83107083" calcext:value-type="float">
            <text:p>0,83107083</text:p>
          </table:table-cell>
          <table:table-cell table:formula="of:=[.C2]-[.D2]" office:value-type="float" office:value="0.03230917" calcext:value-type="float">
            <text:p>0,03230917</text:p>
          </table:table-cell>
          <table:table-cell/>
        </table:table-row>
        <table:table-row table:style-name="ro3">
          <table:table-cell/>
          <table:table-cell office:value-type="float" office:value="2.83" calcext:value-type="float">
            <text:p>2,83</text:p>
          </table:table-cell>
          <table:table-cell office:value-type="float" office:value="0.86129" calcext:value-type="float">
            <text:p>0,86129</text:p>
          </table:table-cell>
          <table:table-cell table:formula="of:=-0.01*[.B3]^3 + 0.15*[.B3]^2 - 0.58*[.B3]+ 1.5" office:value-type="float" office:value="0.83328313" calcext:value-type="float">
            <text:p>0,83328313</text:p>
          </table:table-cell>
          <table:table-cell table:formula="of:=[.C3]-[.D3]" office:value-type="float" office:value="0.0280068699999999" calcext:value-type="float">
            <text:p>0,0280068699999999</text:p>
          </table:table-cell>
          <table:table-cell/>
        </table:table-row>
        <table:table-row table:style-name="ro3">
          <table:table-cell/>
          <table:table-cell office:value-type="float" office:value="2.93" calcext:value-type="float">
            <text:p>2,93</text:p>
          </table:table-cell>
          <table:table-cell office:value-type="float" office:value="0.85883" calcext:value-type="float">
            <text:p>0,85883</text:p>
          </table:table-cell>
          <table:table-cell table:formula="of:=-0.01*[.B4]^3 + 0.15*[.B4]^2 - 0.58*[.B4]+ 1.5" office:value-type="float" office:value="0.83679743" calcext:value-type="float">
            <text:p>0,83679743</text:p>
          </table:table-cell>
          <table:table-cell table:formula="of:=[.C4]-[.D4]" office:value-type="float" office:value="0.0220325699999999" calcext:value-type="float">
            <text:p>0,0220325699999999</text:p>
          </table:table-cell>
          <table:table-cell/>
        </table:table-row>
        <table:table-row table:style-name="ro3">
          <table:table-cell/>
          <table:table-cell office:value-type="float" office:value="3.03" calcext:value-type="float">
            <text:p>3,03</text:p>
          </table:table-cell>
          <table:table-cell office:value-type="float" office:value="0.85802" calcext:value-type="float">
            <text:p>0,85802</text:p>
          </table:table-cell>
          <table:table-cell table:formula="of:=-0.01*[.B5]^3 + 0.15*[.B5]^2 - 0.58*[.B5]+ 1.5" office:value-type="float" office:value="0.84155373" calcext:value-type="float">
            <text:p>0,84155373</text:p>
          </table:table-cell>
          <table:table-cell table:formula="of:=[.C5]-[.D5]" office:value-type="float" office:value="0.01646627" calcext:value-type="float">
            <text:p>0,01646627</text:p>
          </table:table-cell>
          <table:table-cell/>
        </table:table-row>
        <table:table-row table:style-name="ro3">
          <table:table-cell/>
          <table:table-cell office:value-type="float" office:value="3.13" calcext:value-type="float">
            <text:p>3,13</text:p>
          </table:table-cell>
          <table:table-cell office:value-type="float" office:value="0.85804" calcext:value-type="float">
            <text:p>0,85804</text:p>
          </table:table-cell>
          <table:table-cell table:formula="of:=-0.01*[.B6]^3 + 0.15*[.B6]^2 - 0.58*[.B6]+ 1.5" office:value-type="float" office:value="0.84749203" calcext:value-type="float">
            <text:p>0,84749203</text:p>
          </table:table-cell>
          <table:table-cell table:formula="of:=[.C6]-[.D6]" office:value-type="float" office:value="0.0105479700000001" calcext:value-type="float">
            <text:p>0,0105479700000001</text:p>
          </table:table-cell>
          <table:table-cell/>
        </table:table-row>
        <table:table-row table:style-name="ro3">
          <table:table-cell/>
          <table:table-cell office:value-type="float" office:value="3.23" calcext:value-type="float">
            <text:p>3,23</text:p>
          </table:table-cell>
          <table:table-cell office:value-type="float" office:value="0.85854" calcext:value-type="float">
            <text:p>0,85854</text:p>
          </table:table-cell>
          <table:table-cell table:formula="of:=-0.01*[.B7]^3 + 0.15*[.B7]^2 - 0.58*[.B7]+ 1.5" office:value-type="float" office:value="0.85455233" calcext:value-type="float">
            <text:p>0,85455233</text:p>
          </table:table-cell>
          <table:table-cell table:formula="of:=[.C7]-[.D7]" office:value-type="float" office:value="0.00398767" calcext:value-type="float">
            <text:p>0,00398767</text:p>
          </table:table-cell>
          <table:table-cell/>
        </table:table-row>
        <table:table-row table:style-name="ro3">
          <table:table-cell/>
          <table:table-cell office:value-type="float" office:value="3.33" calcext:value-type="float">
            <text:p>3,33</text:p>
          </table:table-cell>
          <table:table-cell office:value-type="float" office:value="0.85943" calcext:value-type="float">
            <text:p>0,85943</text:p>
          </table:table-cell>
          <table:table-cell table:formula="of:=-0.01*[.B8]^3 + 0.15*[.B8]^2 - 0.58*[.B8]+ 1.5" office:value-type="float" office:value="0.86267463" calcext:value-type="float">
            <text:p>0,86267463</text:p>
          </table:table-cell>
          <table:table-cell table:formula="of:=[.C8]-[.D8]" office:value-type="float" office:value="-0.00324462999999986" calcext:value-type="float">
            <text:p>-0,00324462999999986</text:p>
          </table:table-cell>
          <table:table-cell/>
        </table:table-row>
        <table:table-row table:style-name="ro3">
          <table:table-cell/>
          <table:table-cell office:value-type="float" office:value="3.43" calcext:value-type="float">
            <text:p>3,43</text:p>
          </table:table-cell>
          <table:table-cell office:value-type="float" office:value="0.86067" calcext:value-type="float">
            <text:p>0,86067</text:p>
          </table:table-cell>
          <table:table-cell table:formula="of:=-0.01*[.B9]^3 + 0.15*[.B9]^2 - 0.58*[.B9]+ 1.5" office:value-type="float" office:value="0.87179893" calcext:value-type="float">
            <text:p>0,87179893</text:p>
          </table:table-cell>
          <table:table-cell table:formula="of:=[.C9]-[.D9]" office:value-type="float" office:value="-0.0111289299999999" calcext:value-type="float">
            <text:p>-0,0111289299999999</text:p>
          </table:table-cell>
          <table:table-cell/>
        </table:table-row>
        <table:table-row table:style-name="ro3">
          <table:table-cell/>
          <table:table-cell office:value-type="float" office:value="3.53" calcext:value-type="float">
            <text:p>3,53</text:p>
          </table:table-cell>
          <table:table-cell office:value-type="float" office:value="0.86229" calcext:value-type="float">
            <text:p>0,86229</text:p>
          </table:table-cell>
          <table:table-cell table:formula="of:=-0.01*[.B10]^3 + 0.15*[.B10]^2 - 0.58*[.B10]+ 1.5" office:value-type="float" office:value="0.88186523" calcext:value-type="float">
            <text:p>0,88186523</text:p>
          </table:table-cell>
          <table:table-cell table:formula="of:=[.C10]-[.D10]" office:value-type="float" office:value="-0.0195752300000001" calcext:value-type="float">
            <text:p>-0,0195752300000001</text:p>
          </table:table-cell>
          <table:table-cell/>
        </table:table-row>
        <table:table-row table:style-name="ro3">
          <table:table-cell/>
          <table:table-cell office:value-type="float" office:value="3.63" calcext:value-type="float">
            <text:p>3,63</text:p>
          </table:table-cell>
          <table:table-cell office:value-type="float" office:value="0.86437" calcext:value-type="float">
            <text:p>0,86437</text:p>
          </table:table-cell>
          <table:table-cell table:formula="of:=-0.01*[.B11]^3 + 0.15*[.B11]^2 - 0.58*[.B11]+ 1.5" office:value-type="float" office:value="0.89281353" calcext:value-type="float">
            <text:p>0,89281353</text:p>
          </table:table-cell>
          <table:table-cell table:formula="of:=[.C11]-[.D11]" office:value-type="float" office:value="-0.02844353" calcext:value-type="float">
            <text:p>-0,02844353</text:p>
          </table:table-cell>
          <table:table-cell/>
        </table:table-row>
        <table:table-row table:style-name="ro3">
          <table:table-cell/>
          <table:table-cell office:value-type="float" office:value="3.73" calcext:value-type="float">
            <text:p>3,73</text:p>
          </table:table-cell>
          <table:table-cell office:value-type="float" office:value="0.86697" calcext:value-type="float">
            <text:p>0,86697</text:p>
          </table:table-cell>
          <table:table-cell table:formula="of:=-0.01*[.B12]^3 + 0.15*[.B12]^2 - 0.58*[.B12]+ 1.5" office:value-type="float" office:value="0.90458383" calcext:value-type="float">
            <text:p>0,90458383</text:p>
          </table:table-cell>
          <table:table-cell table:formula="of:=[.C12]-[.D12]" office:value-type="float" office:value="-0.0376138300000002" calcext:value-type="float">
            <text:p>-0,0376138300000002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Coeficiente de correlación</text:p>
          </table:table-cell>
          <table:table-cell table:style-name="Default" table:formula="of:=CORREL([.B$2:.B$12];[.C$2:.C$12])" office:value-type="float" office:value="0.488647996436168" calcext:value-type="float">
            <text:p>0,48864799643616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Estimación</text:p>
          </table:table-cell>
          <table:covered-table-cell table:style-name="ce15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table:formula="of:=-0.01*[.B20]^3 + 0.15*[.B20]^2 - 0.58*[.B20]+ 1.5" office:value-type="float" office:value="0.84" calcext:value-type="float">
            <text:p>0,84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table:formula="of:=-0.01*[.B21]^3 + 0.15*[.B21]^2 - 0.58*[.B21]+ 1.5" office:value-type="float" office:value="0.94" calcext:value-type="float">
            <text:p>0,94</text:p>
          </table:table-cell>
          <table:table-cell table:style-name="Default" table:number-columns-repeated="2"/>
          <table:table-cell/>
        </table:table-row>
      </table:table>
      <table:table table:name="Punto 4" table:style-name="ta1">
        <table:shapes>
          <draw:frame draw:z-index="0" draw:style-name="gr1" draw:text-style-name="P1" svg:width="18.667cm" svg:height="10.333cm" svg:x="32.762cm" svg:y="10.386cm">
            <draw:object draw:notify-on-update-of-ranges="'Punto 4'.H26:'Punto 4'.H30 'Punto 4'.I26:'Punto 4'.I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3" table:default-cell-style-name="ce5"/>
        <table:table-column table:style-name="co1" table:default-cell-style-name="ce5"/>
        <table:table-column table:style-name="co1" table:default-cell-style-name="Default"/>
        <table:table-column table:style-name="co12" table:default-cell-style-name="ce5"/>
        <table:table-column table:style-name="co1" table:default-cell-style-name="ce5"/>
        <table:table-column table:style-name="co1" table:default-cell-style-name="Default"/>
        <table:table-column table:style-name="co12" table:default-cell-style-name="ce5"/>
        <table:table-column table:style-name="co1" table:default-cell-style-name="ce5"/>
        <table:table-column table:style-name="co1" table:default-cell-style-name="Default"/>
        <table:table-column table:style-name="co14" table:default-cell-style-name="ce5"/>
        <table:table-column table:style-name="co1" table:default-cell-style-name="ce5"/>
        <table:table-column table:style-name="co1" table:default-cell-style-name="Default"/>
        <table:table-column table:style-name="co13" table:default-cell-style-name="ce5"/>
        <table:table-column table:style-name="co1" table:default-cell-style-name="ce5"/>
        <table:table-row table:style-name="ro1">
          <table:table-cell/>
          <table:table-cell table:style-name="Default" office:value-type="string" calcext:value-type="string">
            <text:p>Mg/l Hormona</text:p>
          </table:table-cell>
          <table:table-cell table:style-name="Default" office:value-type="string" calcext:value-type="string">
            <text:p>N.º plántulas</text:p>
          </table:table-cell>
          <table:table-cell/>
          <table:table-cell table:style-name="Default" office:value-type="string" calcext:value-type="string">
            <text:p>Mg/l Hormona</text:p>
          </table:table-cell>
          <table:table-cell table:style-name="Default" office:value-type="string" calcext:value-type="string">
            <text:p>N.º plántulas</text:p>
          </table:table-cell>
          <table:table-cell/>
          <table:table-cell table:style-name="Default" office:value-type="string" calcext:value-type="string">
            <text:p>Mg/l Hormona</text:p>
          </table:table-cell>
          <table:table-cell table:style-name="Default" office:value-type="string" calcext:value-type="string">
            <text:p>N.º plántulas</text:p>
          </table:table-cell>
          <table:table-cell/>
          <table:table-cell table:style-name="Default" office:value-type="string" calcext:value-type="string">
            <text:p>Mg/l Hormona</text:p>
          </table:table-cell>
          <table:table-cell table:style-name="Default" office:value-type="string" calcext:value-type="string">
            <text:p>N.º plántulas</text:p>
          </table:table-cell>
          <table:table-cell/>
          <table:table-cell table:style-name="Default" office:value-type="string" calcext:value-type="string">
            <text:p>Mg/l Hormona</text:p>
          </table:table-cell>
          <table:table-cell table:style-name="Default" office:value-type="string" calcext:value-type="string">
            <text:p>N.º plántulas</text:p>
          </table:table-cell>
          <table:table-cell/>
          <table:table-cell table:style-name="Default" office:value-type="string" calcext:value-type="string">
            <text:p>Mg/l Hormona</text:p>
          </table:table-cell>
          <table:table-cell table:style-name="Default" office:value-type="string" calcext:value-type="string">
            <text:p>N.º plántulas</text:p>
          </table:table-cell>
          <table:table-cell/>
          <table:table-cell table:style-name="Default" office:value-type="string" calcext:value-type="string">
            <text:p>Mg/l Hormona</text:p>
          </table:table-cell>
          <table:table-cell table:style-name="Default" office:value-type="string" calcext:value-type="string">
            <text:p>N.º plántulas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8" office:value-type="string" calcext:value-type="string" table:number-columns-spanned="2" table:number-rows-spanned="1">
            <text:p>Promedio</text:p>
          </table:table-cell>
          <table:covered-table-cell table:style-name="ce1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string" calcext:value-type="string">
            <text:p>Mg/l Hormona</text:p>
          </table:table-cell>
          <table:table-cell table:style-name="ce15" office:value-type="string" calcext:value-type="string">
            <text:p>N.º plántulas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float" office:value="6" calcext:value-type="float">
            <text:p>6</text:p>
          </table:table-cell>
          <table:table-cell table:style-name="ce15" table:formula="of:=AVERAGE([.I2:.I21])"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float" office:value="8" calcext:value-type="float">
            <text:p>8</text:p>
          </table:table-cell>
          <table:table-cell table:style-name="ce15" table:formula="of:=AVERAGE([.L2:.L21])" office:value-type="float" office:value="7.55" calcext:value-type="float">
            <text:p>7,5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float" office:value="10" calcext:value-type="float">
            <text:p>10</text:p>
          </table:table-cell>
          <table:table-cell table:style-name="ce15" table:formula="of:=AVERAGE([.O2:.O21])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float" office:value="12" calcext:value-type="float">
            <text:p>12</text:p>
          </table:table-cell>
          <table:table-cell table:style-name="ce15" table:formula="of:=AVERAGE([.R2:.R21])" office:value-type="float" office:value="2.35" calcext:value-type="float">
            <text:p>2,3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float" office:value="14" calcext:value-type="float">
            <text:p>14</text:p>
          </table:table-cell>
          <table:table-cell table:style-name="ce15" table:formula="of:=AVERAGE([.U2:.U21])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8" office:value-type="string" calcext:value-type="string" table:number-columns-spanned="2" table:number-rows-spanned="1">
            <text:p>Estimación</text:p>
          </table:table-cell>
          <table:covered-table-cell table:style-name="ce15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float" office:value="5" calcext:value-type="float">
            <text:p>5</text:p>
          </table:table-cell>
          <table:table-cell table:style-name="ce15" table:formula="of:=-0.01*[.H33]^4 + 0.8*[.H33]^3 - 11.43*[.H33]^2 + 67.76*[.H33]-129.25" office:value-type="float" office:value="17.55" calcext:value-type="float">
            <text:p>17,5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5" office:value-type="float" office:value="15" calcext:value-type="float">
            <text:p>15</text:p>
          </table:table-cell>
          <table:table-cell table:style-name="ce15" table:formula="of:=-0.01*[.H34]^4 + 0.8*[.H34]^3 - 11.43*[.H34]^2 + 67.76*[.H34]-129.25" office:value-type="float" office:value="509.15" calcext:value-type="float">
            <text:p>509,15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21:44:22.7405587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8:32:15.967213151</meta:creation-date>
    <dc:date>2024-08-28T23:25:14.347057015</dc:date>
    <meta:editing-duration>PT1H4M48S</meta:editing-duration>
    <meta:editing-cycles>10</meta:editing-cycles>
    <meta:generator>LibreOffice/24.2.5.2$Linux_X86_64 LibreOffice_project/d6e8b0f3fc6e8af2b00cf4969fd0d2fa45b9a62e</meta:generator>
    <meta:document-statistic meta:table-count="4" meta:cell-count="49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3cm" svg:height="9.002cm" xlink:href=".." xlink:type="simple" chart:class="chart:scatter" chart:style-name="ch1">
        <chart:legend chart:legend-position="end" svg:x="10.551cm" svg:y="3.754cm" style:legend-expansion="high" chart:style-name="ch2"/>
        <chart:plot-area chart:style-name="ch3" table:cell-range-address="'Punto 1'.B3:'Punto 1'.C20 'Punto 1'.C2:'Punto 1'.C2" chart:data-source-has-labels="row" svg:x="1.331cm" svg:y="0.18cm" svg:width="8.9cm" svg:height="7.661cm">
          <chart:coordinate-region svg:x="1.952cm" svg:y="0.38cm" svg:width="8.039cm" svg:height="6.814cm"/>
          <chart:axis chart:dimension="x" chart:name="primary-x" chart:style-name="ch4">
            <chart:title svg:x="4.454cm" svg:y="8.021cm" chart:style-name="ch5">
              <text:p>Índice de Glucosa</text:p>
            </chart:title>
          </chart:axis>
          <chart:axis chart:dimension="y" chart:name="primary-y" chart:style-name="ch6">
            <chart:title svg:x="0.451cm" svg:y="5.827cm" chart:style-name="ch7">
              <text:p>Estadía hopitalaria (días)</text:p>
            </chart:title>
            <chart:grid chart:style-name="ch8" chart:class="major"/>
          </chart:axis>
          <chart:series chart:style-name="ch9" chart:values-cell-range-address="'Punto 1'.C3:'Punto 1'.C20" chart:label-cell-address="'Punto 1'.C2:'Punto 1'.C2" chart:class="chart:scatter">
            <chart:domain table:cell-range-address="'Punto 1'.B3:'Punto 1'.B20"/>
            <chart:regression-curve chart:style-name="ch10">
              <chart:equation chart:display-equation="true" chart:display-r-square="true" svg:x="2.69cm" svg:y="0.447cm"/>
            </chart:regression-curve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Estadía hospitalaria (días)</text:p>
                <draw:g>
                  <svg:desc>'Punto 1'.C2:'Punto 1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'Punto 1'.B3:'Punto 1'.B20</svg:desc>
                </draw:g>
              </table:table-cell>
              <table:table-cell office:value-type="float" office:value="20">
                <text:p>20</text:p>
                <draw:g>
                  <svg:desc>'Punto 1'.C3:'Punto 1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">
                <text:p>0.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">
                <text:p>0.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">
                <text:p>0.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">
                <text:p>0.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">
                <text:p>0.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">
                <text:p>0.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">
                <text:p>0.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">
                <text:p>0.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">
                <text:p>0.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16cm" xlink:href=".." xlink:type="simple" chart:class="chart:scatter" chart:style-name="ch1">
        <chart:legend chart:legend-position="end" svg:x="10.736cm" svg:y="3.96cm" style:legend-expansion="high" chart:style-name="ch2"/>
        <chart:plot-area chart:style-name="ch3" table:cell-range-address="'Punto 2'.B2:'Punto 2'.C9" svg:x="1.33cm" svg:y="0.18cm" svg:width="9.087cm" svg:height="7.675cm">
          <chart:coordinate-region svg:x="1.951cm" svg:y="0.379cm" svg:width="8.279cm" svg:height="6.829cm"/>
          <chart:axis chart:dimension="x" chart:name="primary-x" chart:style-name="ch4">
            <chart:title svg:x="3.752cm" svg:y="8.035cm" chart:style-name="ch5">
              <text:p>Volumen intra-abdominal (cc)</text:p>
            </chart:title>
          </chart:axis>
          <chart:axis chart:dimension="y" chart:name="primary-y" chart:style-name="ch4">
            <chart:title svg:x="0.451cm" svg:y="6.363cm" chart:style-name="ch6">
              <text:p>Presión intra-abdominal (mmHg)</text:p>
            </chart:title>
            <chart:grid chart:style-name="ch7" chart:class="major"/>
          </chart:axis>
          <chart:series chart:style-name="ch8" chart:values-cell-range-address="'Punto 2'.C2:'Punto 2'.C9" chart:class="chart:scatter">
            <chart:domain table:cell-range-address="'Punto 2'.B2:'Punto 2'.B9"/>
            <chart:regression-curve chart:style-name="ch9">
              <chart:equation chart:display-equation="true" chart:display-r-square="true"/>
            </chart:regression-curve>
            <chart:data-point chart:repeated="6"/>
            <chart:data-point chart:style-name="ch10"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'Punto 2'.B2:'Punto 2'.B9</svg:desc>
                </draw:g>
              </table:table-cell>
              <table:table-cell office:value-type="float" office:value="3.8">
                <text:p>3.8</text:p>
                <draw:g>
                  <svg:desc>'Punto 2'.C2:'Punto 2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">
                <text:p>4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">
                <text:p>5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">
                <text:p>6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6">
                <text:p>7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">
                <text:p>8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6.3">
                <text:p>2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43cm" svg:height="10.549cm" xlink:href=".." xlink:type="simple" chart:class="chart:scatter" chart:style-name="ch1">
        <chart:legend chart:legend-position="end" svg:x="16.989cm" svg:y="4.726cm" style:legend-expansion="high" chart:style-name="ch2"/>
        <chart:plot-area chart:style-name="ch3" table:cell-range-address="'Punto 3'.B2:'Punto 3'.C12 'Punto 3'.C1:'Punto 3'.C1" chart:data-source-has-labels="row" svg:x="1.453cm" svg:y="0.21cm" svg:width="15.094cm" svg:height="9.148cm">
          <chart:coordinate-region svg:x="2.551cm" svg:y="0.409cm" svg:width="13.756cm" svg:height="8.302cm"/>
          <chart:axis chart:dimension="x" chart:name="primary-x" chart:style-name="ch4">
            <chart:title svg:x="8.599cm" svg:y="9.568cm" chart:style-name="ch5">
              <text:p>T (K)</text:p>
            </chart:title>
          </chart:axis>
          <chart:axis chart:dimension="y" chart:name="primary-y" chart:style-name="ch6">
            <chart:title svg:x="0.451cm" svg:y="5.714cm" chart:style-name="ch7">
              <text:p>Cp call/(g K)</text:p>
            </chart:title>
            <chart:grid chart:style-name="ch8" chart:class="major"/>
          </chart:axis>
          <chart:series chart:style-name="ch9" chart:values-cell-range-address="'Punto 3'.C2:'Punto 3'.C12" chart:label-cell-address="'Punto 3'.C1:'Punto 3'.C1" chart:class="chart:scatter">
            <chart:domain table:cell-range-address="'Punto 3'.B2:'Punto 3'.B12"/>
            <chart:regression-curve chart:style-name="ch10">
              <chart:equation chart:display-equation="true" chart:display-r-square="true" svg:x="2.78cm" svg:y="1.675cm"/>
            </chart:regression-curve>
            <chart:data-point chart:repeated="9"/>
            <chart:data-point chart:style-name="ch11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p cal/(g K)</text:p>
                <draw:g>
                  <svg:desc>'Punto 3'.C1:'Punto 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Punto 3'.B2:'Punto 3'.B12</svg:desc>
                </draw:g>
              </table:table-cell>
              <table:table-cell office:value-type="float" office:value="0.86338">
                <text:p>0.86338</text:p>
                <draw:g>
                  <svg:desc>'Punto 3'.C2:'Punto 3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3">
                <text:p>2.83</text:p>
              </table:table-cell>
              <table:table-cell office:value-type="float" office:value="0.86129">
                <text:p>0.86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3">
                <text:p>2.93</text:p>
              </table:table-cell>
              <table:table-cell office:value-type="float" office:value="0.85883">
                <text:p>0.85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3">
                <text:p>3.03</text:p>
              </table:table-cell>
              <table:table-cell office:value-type="float" office:value="0.85802">
                <text:p>0.85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3">
                <text:p>3.13</text:p>
              </table:table-cell>
              <table:table-cell office:value-type="float" office:value="0.85804">
                <text:p>0.85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3">
                <text:p>3.23</text:p>
              </table:table-cell>
              <table:table-cell office:value-type="float" office:value="0.85854">
                <text:p>0.85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3">
                <text:p>3.33</text:p>
              </table:table-cell>
              <table:table-cell office:value-type="float" office:value="0.85943">
                <text:p>0.85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3">
                <text:p>3.43</text:p>
              </table:table-cell>
              <table:table-cell office:value-type="float" office:value="0.86067">
                <text:p>0.86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3">
                <text:p>3.53</text:p>
              </table:table-cell>
              <table:table-cell office:value-type="float" office:value="0.86229">
                <text:p>0.86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3">
                <text:p>3.63</text:p>
              </table:table-cell>
              <table:table-cell office:value-type="float" office:value="0.86437">
                <text:p>0.86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3">
                <text:p>3.73</text:p>
              </table:table-cell>
              <table:table-cell office:value-type="float" office:value="0.86697">
                <text:p>0.866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68cm" svg:height="10.334cm" xlink:href=".." xlink:type="simple" chart:class="chart:scatter" chart:style-name="ch1">
        <chart:legend chart:legend-position="end" svg:x="13.752cm" svg:y="4.619cm" style:legend-expansion="high" chart:style-name="ch2"/>
        <chart:plot-area chart:style-name="ch3" table:cell-range-address="'Punto 4'.H26:'Punto 4'.I30" svg:x="0.373cm" svg:y="0.206cm" svg:width="13.006cm" svg:height="9.922cm">
          <chart:coordinate-region svg:x="0.994cm" svg:y="0.405cm" svg:width="12.198cm" svg:height="9.0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unto 4'.I26:'Punto 4'.I30" chart:class="chart:scatter">
            <chart:domain table:cell-range-address="'Punto 4'.H26:'Punto 4'.H30"/>
            <chart:regression-curve chart:style-name="ch8">
              <chart:equation chart:display-equation="true" chart:display-r-square="true" svg:x="2.885cm" svg:y="0.742cm"/>
            </chart:regression-curve>
            <chart:data-point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Punto 4'.H26:'Punto 4'.H30</svg:desc>
                </draw:g>
              </table:table-cell>
              <table:table-cell office:value-type="float" office:value="12">
                <text:p>12</text:p>
                <draw:g>
                  <svg:desc>'Punto 4'.I26:'Punto 4'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